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el" fo:font-size="16pt" style:font-size-asian="14pt" style:font-size-complex="16pt"/>
    </style:style>
    <style:style style:name="P2" style:family="paragraph" style:parent-style-name="Standard">
      <style:text-properties style:font-name="ariel" fo:font-size="16pt" officeooo:paragraph-rsid="002cf3dc" style:font-size-asian="14pt" style:font-size-complex="16pt"/>
    </style:style>
    <style:style style:name="P3" style:family="paragraph" style:parent-style-name="Standard">
      <style:text-properties style:font-name="ariel" fo:font-size="16pt" officeooo:paragraph-rsid="002cf3dc" style:font-size-asian="16pt" style:font-size-complex="16pt"/>
    </style:style>
    <style:style style:name="P4" style:family="paragraph" style:parent-style-name="Standard">
      <style:text-properties style:font-name="ariel" fo:font-size="16pt" officeooo:paragraph-rsid="0049b9ab" style:font-size-asian="16pt" style:font-size-complex="16pt"/>
    </style:style>
    <style:style style:name="P5" style:family="paragraph" style:parent-style-name="Standard">
      <style:text-properties style:font-name="ariel" fo:font-size="16pt" fo:font-weight="normal" officeooo:rsid="005deb91" officeooo:paragraph-rsid="0049b9ab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ariel" fo:font-size="16pt" fo:font-weight="normal" officeooo:rsid="006617de" officeooo:paragraph-rsid="006617de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ariel" fo:font-size="16pt" fo:font-weight="normal" officeooo:rsid="0071672f" officeooo:paragraph-rsid="0071672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el" fo:font-size="22pt" officeooo:rsid="0014d422" officeooo:paragraph-rsid="0014d422" style:font-size-asian="22pt" style:font-size-complex="22pt"/>
    </style:style>
    <style:style style:name="P9" style:family="paragraph" style:parent-style-name="Standard">
      <style:text-properties officeooo:paragraph-rsid="002cf3dc"/>
    </style:style>
    <style:style style:name="P10" style:family="paragraph" style:parent-style-name="Standard">
      <style:text-properties style:font-name="ariel" fo:font-size="16pt" fo:font-weight="normal" officeooo:rsid="0071672f" officeooo:paragraph-rsid="0071672f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ariel" fo:font-size="16pt" fo:font-weight="bold" officeooo:rsid="007769db" officeooo:paragraph-rsid="007769db" style:font-size-asian="16pt" style:font-weight-asian="bold" style:font-size-complex="16pt" style:font-weight-complex="bold"/>
    </style:style>
    <style:style style:name="T1" style:family="text">
      <style:text-properties officeooo:rsid="001a5cdd"/>
    </style:style>
    <style:style style:name="T2" style:family="text">
      <style:text-properties officeooo:rsid="001c72c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72cf" style:font-weight-asian="bold" style:font-weight-complex="bold"/>
    </style:style>
    <style:style style:name="T5" style:family="text">
      <style:text-properties fo:font-weight="bold" officeooo:rsid="001f9307" style:font-weight-asian="bold" style:font-weight-complex="bold"/>
    </style:style>
    <style:style style:name="T6" style:family="text">
      <style:text-properties fo:font-weight="bold" officeooo:rsid="0020bccb" style:font-weight-asian="bold" style:font-weight-complex="bold"/>
    </style:style>
    <style:style style:name="T7" style:family="text">
      <style:text-properties fo:font-weight="bold" officeooo:rsid="002282ca" style:font-weight-asian="bold" style:font-weight-complex="bold"/>
    </style:style>
    <style:style style:name="T8" style:family="text">
      <style:text-properties fo:font-weight="bold" officeooo:rsid="0029c6d6" style:font-weight-asian="bold" style:font-weight-complex="bold"/>
    </style:style>
    <style:style style:name="T9" style:family="text">
      <style:text-properties fo:font-weight="bold" officeooo:rsid="00302566" style:font-weight-asian="bold" style:font-weight-complex="bold"/>
    </style:style>
    <style:style style:name="T10" style:family="text">
      <style:text-properties fo:font-weight="bold" officeooo:rsid="003a142d" style:font-weight-asian="bold" style:font-weight-complex="bold"/>
    </style:style>
    <style:style style:name="T11" style:family="text">
      <style:text-properties fo:font-weight="bold" officeooo:rsid="003b2678" style:font-weight-asian="bold" style:font-weight-complex="bold"/>
    </style:style>
    <style:style style:name="T12" style:family="text">
      <style:text-properties fo:font-weight="bold" officeooo:rsid="003eb5be" style:font-weight-asian="bold" style:font-weight-complex="bold"/>
    </style:style>
    <style:style style:name="T13" style:family="text">
      <style:text-properties fo:font-weight="bold" officeooo:rsid="004e8a19" style:font-weight-asian="bold" style:font-weight-complex="bold"/>
    </style:style>
    <style:style style:name="T14" style:family="text">
      <style:text-properties fo:font-weight="bold" officeooo:rsid="0049aa71" style:font-weight-asian="bold" style:font-weight-complex="bold"/>
    </style:style>
    <style:style style:name="T15" style:family="text">
      <style:text-properties fo:font-weight="bold" officeooo:rsid="004d33ce" style:font-weight-asian="bold" style:font-weight-complex="bold"/>
    </style:style>
    <style:style style:name="T16" style:family="text">
      <style:text-properties fo:font-weight="bold" officeooo:rsid="0049b9ab" style:font-weight-asian="bold" style:font-weight-complex="bold"/>
    </style:style>
    <style:style style:name="T17" style:family="text">
      <style:text-properties fo:font-weight="bold" officeooo:rsid="004bb8cd" style:font-weight-asian="bold" style:font-weight-complex="bold"/>
    </style:style>
    <style:style style:name="T18" style:family="text">
      <style:text-properties fo:font-weight="bold" officeooo:rsid="00485cb4" style:font-weight-asian="bold" style:font-weight-complex="bold"/>
    </style:style>
    <style:style style:name="T19" style:family="text">
      <style:text-properties fo:font-weight="bold" officeooo:rsid="0057c0c8" style:font-weight-asian="bold" style:font-weight-complex="bold"/>
    </style:style>
    <style:style style:name="T20" style:family="text">
      <style:text-properties fo:font-weight="bold" officeooo:rsid="00597f67" style:font-weight-asian="bold" style:font-weight-complex="bold"/>
    </style:style>
    <style:style style:name="T21" style:family="text">
      <style:text-properties fo:font-weight="bold" officeooo:rsid="005deb91" style:font-weight-asian="bold" style:font-weight-complex="bold"/>
    </style:style>
    <style:style style:name="T22" style:family="text">
      <style:text-properties fo:font-weight="bold" officeooo:rsid="0063ccdb" style:font-weight-asian="bold" style:font-weight-complex="bold"/>
    </style:style>
    <style:style style:name="T23" style:family="text">
      <style:text-properties fo:font-weight="bold" officeooo:rsid="006a53d4" style:font-weight-asian="bold" style:font-weight-complex="bold"/>
    </style:style>
    <style:style style:name="T24" style:family="text">
      <style:text-properties fo:font-weight="bold" officeooo:rsid="006e1bca" style:font-weight-asian="bold" style:font-weight-complex="bold"/>
    </style:style>
    <style:style style:name="T25" style:family="text">
      <style:text-properties fo:font-weight="bold" officeooo:rsid="0074e1a4" style:font-weight-asian="bold" style:font-weight-complex="bold"/>
    </style:style>
    <style:style style:name="T26" style:family="text">
      <style:text-properties officeooo:rsid="001f9307"/>
    </style:style>
    <style:style style:name="T27" style:family="text">
      <style:text-properties officeooo:rsid="0020bccb"/>
    </style:style>
    <style:style style:name="T28" style:family="text">
      <style:text-properties officeooo:rsid="002282ca"/>
    </style:style>
    <style:style style:name="T29" style:family="text">
      <style:text-properties officeooo:rsid="0029c6d6"/>
    </style:style>
    <style:style style:name="T30" style:family="text">
      <style:text-properties officeooo:rsid="002ba338"/>
    </style:style>
    <style:style style:name="T31" style:family="text">
      <style:text-properties officeooo:rsid="002f5502"/>
    </style:style>
    <style:style style:name="T32" style:family="text">
      <style:text-properties officeooo:rsid="00302566"/>
    </style:style>
    <style:style style:name="T33" style:family="text">
      <style:text-properties officeooo:rsid="003a142d"/>
    </style:style>
    <style:style style:name="T34" style:family="text">
      <style:text-properties officeooo:rsid="003d069b"/>
    </style:style>
    <style:style style:name="T35" style:family="text">
      <style:text-properties style:font-name="ariel" fo:font-size="16pt" style:font-size-asian="16pt" style:font-size-complex="16pt"/>
    </style:style>
    <style:style style:name="T36" style:family="text">
      <style:text-properties style:font-name="ariel" fo:font-size="16pt" officeooo:rsid="003335e7" style:font-size-asian="16pt" style:font-size-complex="16pt"/>
    </style:style>
    <style:style style:name="T37" style:family="text">
      <style:text-properties style:font-name="ariel" fo:font-size="16pt" officeooo:rsid="003899ca" style:font-size-asian="16pt" style:font-size-complex="16pt"/>
    </style:style>
    <style:style style:name="T38" style:family="text">
      <style:text-properties style:font-name="ariel" fo:font-size="16pt" officeooo:rsid="0034469c" style:font-size-asian="16pt" style:font-size-complex="16pt"/>
    </style:style>
    <style:style style:name="T39" style:family="text">
      <style:text-properties style:font-name="ariel" fo:font-size="16pt" officeooo:rsid="003d069b" style:font-size-asian="16pt" style:font-size-complex="16pt"/>
    </style:style>
    <style:style style:name="T40" style:family="text">
      <style:text-properties style:font-name="ariel" fo:font-size="16pt" officeooo:rsid="00424a84" style:font-size-asian="16pt" style:font-size-complex="16pt"/>
    </style:style>
    <style:style style:name="T41" style:family="text">
      <style:text-properties style:font-name="ariel" fo:font-size="16pt" officeooo:rsid="0046280b" style:font-size-asian="16pt" style:font-size-complex="16pt"/>
    </style:style>
    <style:style style:name="T42" style:family="text">
      <style:text-properties style:font-name="ariel" fo:font-size="16pt" fo:font-weight="bold" officeooo:rsid="003335e7" style:font-size-asian="16pt" style:font-weight-asian="bold" style:font-size-complex="16pt" style:font-weight-complex="bold"/>
    </style:style>
    <style:style style:name="T43" style:family="text">
      <style:text-properties style:font-name="ariel" fo:font-size="16pt" fo:font-weight="bold" officeooo:rsid="0042d40d" style:font-size-asian="16pt" style:font-weight-asian="bold" style:font-size-complex="16pt" style:font-weight-complex="bold"/>
    </style:style>
    <style:style style:name="T44" style:family="text">
      <style:text-properties style:font-name="ariel" fo:font-size="16pt" fo:font-weight="bold" officeooo:rsid="00424a84" style:font-size-asian="16pt" style:font-weight-asian="bold" style:font-size-complex="16pt" style:font-weight-complex="bold"/>
    </style:style>
    <style:style style:name="T45" style:family="text">
      <style:text-properties style:font-name="ariel" fo:font-size="16pt" fo:font-weight="bold" officeooo:rsid="0043fc88" style:font-size-asian="16pt" style:font-weight-asian="bold" style:font-size-complex="16pt" style:font-weight-complex="bold"/>
    </style:style>
    <style:style style:name="T46" style:family="text">
      <style:text-properties officeooo:rsid="003eb5be"/>
    </style:style>
    <style:style style:name="T47" style:family="text">
      <style:text-properties officeooo:rsid="00485cb4"/>
    </style:style>
    <style:style style:name="T48" style:family="text">
      <style:text-properties officeooo:rsid="0049aa71"/>
    </style:style>
    <style:style style:name="T49" style:family="text">
      <style:text-properties fo:font-weight="normal" officeooo:rsid="004e8a19" style:font-weight-asian="normal" style:font-weight-complex="normal"/>
    </style:style>
    <style:style style:name="T50" style:family="text">
      <style:text-properties fo:font-weight="normal" officeooo:rsid="0057c0c8" style:font-weight-asian="normal" style:font-weight-complex="normal"/>
    </style:style>
    <style:style style:name="T51" style:family="text">
      <style:text-properties fo:font-weight="normal" officeooo:rsid="00597f67" style:font-weight-asian="normal" style:font-weight-complex="normal"/>
    </style:style>
    <style:style style:name="T52" style:family="text">
      <style:text-properties officeooo:rsid="0063ccdb"/>
    </style:style>
    <style:style style:name="T53" style:family="text">
      <style:text-properties officeooo:rsid="006a53d4"/>
    </style:style>
    <style:style style:name="T54" style:family="text">
      <style:text-properties officeooo:rsid="0071672f"/>
    </style:style>
    <style:style style:name="T55" style:family="text">
      <style:text-properties officeooo:rsid="0074163b"/>
    </style:style>
    <style:style style:name="T56" style:family="text">
      <style:text-properties officeooo:rsid="0074e1a4"/>
    </style:style>
    <style:style style:name="T57" style:family="text">
      <style:text-properties officeooo:rsid="00778b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inilibx</text:p>
      <text:p text:style-name="P1"/>
      <text:p text:style-name="P1"/>
      <text:p text:style-name="P1">*<text:span text:style-name="T1">é uma pequena lib que nos permite utilizar funções basicas de graficos</text:span></text:p>
      <text:p text:style-name="P1">*<text:span text:style-name="T4">X-window</text:span><text:span text:style-name="T2"> é uma network orientada a sistema grafico para unix.</text:span></text:p>
      <text:p text:style-name="P1">*<text:span text:style-name="T26">Podemos iniciar nossa conexão com o servidor com o </text:span><text:span text:style-name="T5">mlx_init()</text:span><text:span text:style-name="T26"> </text:span><text:span text:style-name="T27">ele ira retornar um </text:span><text:span text:style-name="T6">void *</text:span><text:span text:style-name="T27"> com a localização </text:span><text:span text:style-name="T28">da nossa instacia </text:span><text:span text:style-name="T7">mlx</text:span></text:p>
      <text:p text:style-name="P2">*<text:span text:style-name="T29">para criar uma nova janela podemos chamar </text:span><text:span text:style-name="T8">mlx_new_window()</text:span><text:span text:style-name="T29">, </text:span><text:span text:style-name="T30">que vai retornar um ponteiro para a janela que acamos de criar. </text:span><text:span text:style-name="T31">Podemos passar a altura, largura e nome da janela, </text:span><text:span text:style-name="T32">então podemos chamar </text:span><text:span text:style-name="T9">mlx_loop() </text:span><text:span text:style-name="T32">para inicializar a renderização da janela</text:span></text:p>
      <text:p text:style-name="P9"><text:span text:style-name="T35">* </text:span><text:span text:style-name="T36">Podemos criar uma nova imagem c</text:span><text:span text:style-name="T37">o</text:span><text:span text:style-name="T36">m </text:span><text:span text:style-name="T42">mlx_new_image(mlx, w, h)</text:span><text:span text:style-name="T36">, </text:span><text:span text:style-name="T38">ele nos ira retornar o endereç</text:span><text:span text:style-name="T39">o onde os dados da imagem estão</text:span><text:span text:style-name="T38">.</text:span></text:p>
      <text:p text:style-name="P3">*<text:span text:style-name="T33">Uma </text:span><text:span text:style-name="T10">imagem</text:span><text:span text:style-name="T33"> é basicamente um conjunto de </text:span><text:span text:style-name="T10">pixels</text:span><text:span text:style-name="T33">, onde cada </text:span><text:span text:style-name="T10">pixel</text:span><text:span text:style-name="T33"> tem normalmente</text:span><text:span text:style-name="T10"> </text:span><text:span text:style-name="T11">4</text:span><text:span text:style-name="T10"> bytes</text:span><text:span text:style-name="T33">, 1 para </text:span><text:span text:style-name="T10">tranparencia</text:span><text:span text:style-name="T33">, 1 para </text:span><text:span text:style-name="T10">RED</text:span><text:span text:style-name="T33">, 1 para </text:span><text:span text:style-name="T10">GREN</text:span><text:span text:style-name="T33"> e outra para </text:span><text:span text:style-name="T10">BLUE</text:span></text:p>
      <text:p text:style-name="P3">*<text:span text:style-name="T34">para pegar o </text:span><text:span text:style-name="T12">endereço</text:span><text:span text:style-name="T46"> onde a imagem começa podemos utilizar </text:span><text:span text:style-name="T12">mlx_get_data_addr()</text:span><text:span text:style-name="T46">.</text:span></text:p>
      <text:p text:style-name="P9"><text:span text:style-name="T35">*</text:span><text:span text:style-name="T40">Para modificar a cor de qualquer </text:span><text:span text:style-name="T41">pixel</text:span><text:span text:style-name="T40"> dessa imagem basta modificar qualquer </text:span><text:span text:style-name="T44">conjunto de 4 bytes</text:span><text:span text:style-name="T40"> apartir do </text:span><text:span text:style-name="T44">endereço</text:span><text:span text:style-name="T40"> da imagem por uma cor </text:span><text:span text:style-name="T43">t</text:span><text:span text:style-name="T44">rg</text:span><text:span text:style-name="T45">b</text:span></text:p>
      <text:p text:style-name="P3">*<text:span text:style-name="T47">Podemos modificar os </text:span><text:span text:style-name="T18">pixels</text:span><text:span text:style-name="T47"> de acordo as cordenadas </text:span><text:span text:style-name="T14">x</text:span><text:span text:style-name="T48"> e </text:span><text:span text:style-name="T14">y</text:span><text:span text:style-name="T48"> da imagem,</text:span></text:p>
      <text:p text:style-name="P3">*<text:span text:style-name="T48">para chegar no </text:span><text:span text:style-name="T14">endereço</text:span><text:span text:style-name="T48"> do </text:span><text:span text:style-name="T14">pixel</text:span><text:span text:style-name="T48"> que quermos modificar basta fazer a seguinte equação:</text:span></text:p>
      <text:p text:style-name="P4"><text:tab/><text:span text:style-name="T14">y * </text:span><text:span text:style-name="T15">width</text:span><text:span text:style-name="T14">(em bits</text:span><text:span text:style-name="T16">) + </text:span><text:span text:style-name="T17">x * </text:span><text:span text:style-name="T13">(bytes por pixel)</text:span></text:p>
      <text:p text:style-name="P4">*<text:span text:style-name="T49">Com o </text:span><text:span text:style-name="T13">endereço</text:span><text:span text:style-name="T49"> do </text:span><text:span text:style-name="T13">pixel</text:span><text:span text:style-name="T49"> agora podemos atribuir os próximos </text:span><text:span text:style-name="T13">4 bytes</text:span><text:span text:style-name="T49"> a </text:span><text:span text:style-name="T13">cor</text:span><text:span text:style-name="T49"> que queremos.</text:span></text:p>
      <text:p text:style-name="P4"><text:span text:style-name="T49">*</text:span><text:span text:style-name="T50">Quando nossa imagem estiver pronta basta colocar no window com: </text:span><text:span text:style-name="T19">mlx_put_image_to_window()</text:span><text:span text:style-name="T50">,</text:span></text:p>
      <text:p text:style-name="P4"><text:span text:style-name="T50">*</text:span><text:span text:style-name="T51">Podemos utilizar </text:span><text:span text:style-name="T20">hooks</text:span><text:span text:style-name="T51"> para interceptar eventos ou mudanças em nosso programa.</text:span></text:p>
      <text:p text:style-name="P4"><text:soft-page-break/><text:span text:style-name="T51">*</text:span><text:span text:style-name="T21">mlx_key_hook()</text:span></text:p>
      <text:p text:style-name="P5">*<text:span text:style-name="T22">Hook</text:span><text:span text:style-name="T52"> é basicamente um função que é chamada sempre que um evento acontece.</text:span></text:p>
      <text:p text:style-name="P6">*<text:span text:style-name="T53">Podemos registrar qualquer evento com a função </text:span><text:span text:style-name="T23">mlx_hook()</text:span></text:p>
      <text:p text:style-name="P6">*<text:span text:style-name="T24">mlx_destroy_window()</text:span></text:p>
      <text:p text:style-name="P6">*<text:span text:style-name="T54">Podemos criar simples animações utilizando loops:</text:span></text:p>
      <text:p text:style-name="P7"><text:span text:style-name="T3">mlx_loop()</text:span>, <text:span text:style-name="T3">mlx_loop_hook()</text:span> eles irão sempre chamar nossas <text:span text:style-name="T3">fuções</text:span> registradas no <text:span text:style-name="T3">hook</text:span>, dessa forma podemos desenhar e atualizar nossos frames</text:p>
      <text:p text:style-name="P7">*<text:span text:style-name="T55">Podemos converter imagens em objetos de imagens com funções como </text:span><text:span text:style-name="T25">mlx_xpm_file_to_image</text:span><text:span text:style-name="T56"> e </text:span><text:span text:style-name="T25">mlx_png_to_image</text:span></text:p>
      <text:p text:style-name="P7"/>
      <text:p text:style-name="P11">Movimentação de mapa</text:p>
      <text:p text:style-name="P11"/>
      <text:p text:style-name="P7">*<text:span text:style-name="T57">Eu tenho uma parte da minha tela onde caso o personagem se mova a tela continuara parada</text:span></text:p>
      <text:p text:style-name="P7">*<text:span text:style-name="T57">Mas quando o personagem alcançar um determinado limite a camera se mover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6:42:54.959285367</meta:creation-date>
    <dc:date>2021-08-21T13:22:52.767305634</dc:date>
    <meta:editing-duration>PT2H5M14S</meta:editing-duration>
    <meta:editing-cycles>76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339" meta:character-count="2124" meta:non-whitespace-character-count="1809"/>
  </office:meta>
</office:document-meta>
</file>